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LOBATO ZAVALA, ELIAS ANIBAL</text:p>
      <text:p text:style-name="P12">CANT. TOTAL DE CAJAS: 1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LOBATO ZAVALA, ELIAS ANIBA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18:37:5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